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78pt" style:use-optimal-column-width="false"/>
    </style:style>
    <style:style style:name="ACOL-9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 table:number-columns-repeated="225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6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869999999999999">
            <text:p>−10.87</text:p>
          </table:table-cell>
          <table:table-cell table:style-name="ACE-3" office:value-type="float" office:value="0.3644">
            <text:p>0.36</text:p>
          </table:table-cell>
          <table:table-cell table:style-name="ACE-3" office:value-type="float" office:value="0.3644">
            <text:p>0.3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7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365">
            <text:p>33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699999999999999">
            <text:p>−5.17</text:p>
          </table:table-cell>
          <table:table-cell table:style-name="ACE-3" office:value-type="float" office:value="0.35160000000000002">
            <text:p>0.35</text:p>
          </table:table-cell>
          <table:table-cell table:style-name="ACE-3" office:value-type="float" office:value="0.35160000000000002">
            <text:p>0.3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9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199999999999999">
            <text:p>−1.92</text:p>
          </table:table-cell>
          <table:table-cell table:style-name="ACE-3" office:value-type="float" office:value="0.32990000000000003">
            <text:p>0.33</text:p>
          </table:table-cell>
          <table:table-cell table:style-name="ACE-3" office:value-type="float" office:value="0.32990000000000003">
            <text:p>0.3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0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835">
            <text:p>28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99999999999999">
            <text:p>−3.34</text:p>
          </table:table-cell>
          <table:table-cell table:style-name="ACE-3" office:value-type="float" office:value="0.33950000000000002">
            <text:p>0.34</text:p>
          </table:table-cell>
          <table:table-cell table:style-name="ACE-3" office:value-type="float" office:value="0.33950000000000002">
            <text:p>0.3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1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485">
            <text:p>24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400000000000001">
            <text:p>−3.64</text:p>
          </table:table-cell>
          <table:table-cell table:style-name="ACE-3" office:value-type="float" office:value="0.33979999999999999">
            <text:p>0.34</text:p>
          </table:table-cell>
          <table:table-cell table:style-name="ACE-3" office:value-type="float" office:value="0.33979999999999999">
            <text:p>0.3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2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00000000000001">
            <text:p>−4.12</text:p>
          </table:table-cell>
          <table:table-cell table:style-name="ACE-3" office:value-type="float" office:value="0.33189999999999997">
            <text:p>0.33</text:p>
          </table:table-cell>
          <table:table-cell table:style-name="ACE-3" office:value-type="float" office:value="0.33189999999999997">
            <text:p>0.3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3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700000000000003">
            <text:p>−5.57</text:p>
          </table:table-cell>
          <table:table-cell table:style-name="ACE-3" office:value-type="float" office:value="0.3523">
            <text:p>0.35</text:p>
          </table:table-cell>
          <table:table-cell table:style-name="ACE-3" office:value-type="float" office:value="0.3523">
            <text:p>0.3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7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378599999999999">
            <text:p>−23.38</text:p>
          </table:table-cell>
          <table:table-cell table:style-name="ACE-3" office:value-type="float" office:value="0.6986">
            <text:p>0.70</text:p>
          </table:table-cell>
          <table:table-cell table:style-name="ACE-3" office:value-type="float" office:value="0.6986">
            <text:p>0.70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058700000000002">
            <text:p>−26.06</text:p>
          </table:table-cell>
          <table:table-cell table:style-name="ACE-3" office:value-type="float" office:value="0.67869999999999997">
            <text:p>0.68</text:p>
          </table:table-cell>
          <table:table-cell table:style-name="ACE-3" office:value-type="float" office:value="0.67869999999999997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47600000000001">
            <text:p>−26.15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9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538">
            <text:p>−27.54</text:p>
          </table:table-cell>
          <table:table-cell table:style-name="ACE-3" office:value-type="float" office:value="0.66800000000000004">
            <text:p>0.67</text:p>
          </table:table-cell>
          <table:table-cell table:style-name="ACE-3" office:value-type="float" office:value="0.66800000000000004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618500000000001">
            <text:p>−28.62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800000000001">
            <text:p>−24.20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10">
            <text:p>10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7600000000001">
            <text:p>−25.6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3277">
            <text:p>−26.33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05">
            <text:p>6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727599999999999">
            <text:p>−25.7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0288">
            <text:p>−29.03</text:p>
          </table:table-cell>
          <table:table-cell table:style-name="ACE-3" office:value-type="float" office:value="0.66879999999999995">
            <text:p>0.67</text:p>
          </table:table-cell>
          <table:table-cell table:style-name="ACE-3" office:value-type="float" office:value="0.668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60000000000002">
            <text:p>−22.76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0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557600000000001">
            <text:p>−23.56</text:p>
          </table:table-cell>
          <table:table-cell table:style-name="ACE-3" office:value-type="float" office:value="0.67759999999999998">
            <text:p>0.68</text:p>
          </table:table-cell>
          <table:table-cell table:style-name="ACE-3" office:value-type="float" office:value="0.6775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0578">
            <text:p>−24.0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2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828199999999999">
            <text:p>−27.8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3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947800000000001">
            <text:p>−26.95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78">
            <text:p>−26.83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328399999999998">
            <text:p>−28.33</text:p>
          </table:table-cell>
          <table:table-cell table:style-name="ACE-3" office:value-type="float" office:value="0.66839999999999999">
            <text:p>0.67</text:p>
          </table:table-cell>
          <table:table-cell table:style-name="ACE-3" office:value-type="float" office:value="0.66839999999999999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90">
            <text:p>1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18099999999999">
            <text:p>−24.92</text:p>
          </table:table-cell>
          <table:table-cell table:style-name="ACE-3" office:value-type="float" office:value="0.67810000000000004">
            <text:p>0.68</text:p>
          </table:table-cell>
          <table:table-cell table:style-name="ACE-3" office:value-type="float" office:value="0.678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9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448499999999999">
            <text:p>−28.45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68600000000001">
            <text:p>−25.87</text:p>
          </table:table-cell>
          <table:table-cell table:style-name="ACE-3" office:value-type="float" office:value="0.67859999999999998">
            <text:p>0.68</text:p>
          </table:table-cell>
          <table:table-cell table:style-name="ACE-3" office:value-type="float" office:value="0.6785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2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378">
            <text:p>−24.24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50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256">
            <text:p>256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258199999999999">
            <text:p>−25.26</text:p>
          </table:table-cell>
          <table:table-cell table:style-name="ACE-3" office:value-type="float" office:value="0.67820000000000003">
            <text:p>0.68</text:p>
          </table:table-cell>
          <table:table-cell table:style-name="ACE-3" office:value-type="float" office:value="0.67820000000000003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1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 E.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09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107600000000001">
            <text:p>−23.11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0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376">
            <text:p>−10.34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057600000000001">
            <text:p>−10.06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3184000000000005">
            <text:p>−9.32</text:p>
          </table:table-cell>
          <table:table-cell table:style-name="ACE-3" office:value-type="float" office:value="0.65839999999999999">
            <text:p>0.66</text:p>
          </table:table-cell>
          <table:table-cell table:style-name="ACE-3" office:value-type="float" office:value="0.65839999999999999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3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7699999999999996">
            <text:p>−9.77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3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539199999999999">
            <text:p>−10.54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4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1785">
            <text:p>−10.18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21200000000001">
            <text:p>−11.92</text:p>
          </table:table-cell>
          <table:table-cell table:style-name="ACE-3" office:value-type="float" office:value="0.66120000000000001">
            <text:p>0.66</text:p>
          </table:table-cell>
          <table:table-cell table:style-name="ACE-3" office:value-type="float" office:value="0.661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7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509">
            <text:p>−11.25</text:p>
          </table:table-cell>
          <table:table-cell table:style-name="ACE-3" office:value-type="float" office:value="0.66090000000000004">
            <text:p>0.66</text:p>
          </table:table-cell>
          <table:table-cell table:style-name="ACE-3" office:value-type="float" office:value="0.660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8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5177999999999994">
            <text:p>−9.52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9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7011">
            <text:p>−11.70</text:p>
          </table:table-cell>
          <table:table-cell table:style-name="ACE-3" office:value-type="float" office:value="0.66110000000000002">
            <text:p>0.66</text:p>
          </table:table-cell>
          <table:table-cell table:style-name="ACE-3" office:value-type="float" office:value="0.66110000000000002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877700000000001">
            <text:p>−23.88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3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38500000000001">
            <text:p>−26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4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178">
            <text:p>−11.32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5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676">
            <text:p>−10.27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0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700000000001">
            <text:p>−24.20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97600000000001">
            <text:p>−10.40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78900000000002">
            <text:p>−26.88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0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2780000000000005">
            <text:p>−9.28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1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31">
            <text:p>−11.33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940799999999999">
            <text:p>−10.94</text:p>
          </table:table-cell>
          <table:table-cell table:style-name="ACE-3" office:value-type="float" office:value="0.66080000000000005">
            <text:p>0.66</text:p>
          </table:table-cell>
          <table:table-cell table:style-name="ACE-3" office:value-type="float" office:value="0.660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5578">
            <text:p>−28.56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57700000000001">
            <text:p>−28.06</text:p>
          </table:table-cell>
          <table:table-cell table:style-name="ACE-3" office:value-type="float" office:value="0.65769999999999995">
            <text:p>0.66</text:p>
          </table:table-cell>
          <table:table-cell table:style-name="ACE-3" office:value-type="float" office:value="0.657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709199999999999">
            <text:p>−31.71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25">
            <text:p>72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538499999999999">
            <text:p>−30.54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67999999999999">
            <text:p>−29.17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5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Forams E.e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94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5">
            <text:p>5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8782">
            <text:p>−29.88</text:p>
          </table:table-cell>
          <table:table-cell table:style-name="ACE-3" office:value-type="float" office:value="0.65820000000000001">
            <text:p>0.66</text:p>
          </table:table-cell>
          <table:table-cell table:style-name="ACE-3" office:value-type="float" office:value="0.658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2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401899999999999">
            <text:p>−14.40</text:p>
          </table:table-cell>
          <table:table-cell table:style-name="ACE-3" office:value-type="float" office:value="0.77190000000000003">
            <text:p>0.77</text:p>
          </table:table-cell>
          <table:table-cell table:style-name="ACE-3" office:value-type="float" office:value="0.77190000000000003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3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4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5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33">
            <text:p>−15.33</text:p>
          </table:table-cell>
          <table:table-cell table:style-name="ACE-3" office:value-type="float" office:value="0.77000000000000002">
            <text:p>0.77</text:p>
          </table:table-cell>
          <table:table-cell table:style-name="ACE-3" office:value-type="float" office:value="0.7700000000000000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899900000000001">
            <text:p>−13.90</text:p>
          </table:table-cell>
          <table:table-cell table:style-name="ACE-3" office:value-type="float" office:value="0.65990000000000004">
            <text:p>0.66</text:p>
          </table:table-cell>
          <table:table-cell table:style-name="ACE-3" office:value-type="float" office:value="0.659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7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0177">
            <text:p>−11.02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098299999999998">
            <text:p>−30.10</text:p>
          </table:table-cell>
          <table:table-cell table:style-name="ACE-3" office:value-type="float" office:value="0.6583">
            <text:p>0.66</text:p>
          </table:table-cell>
          <table:table-cell table:style-name="ACE-3" office:value-type="float" office:value="0.658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9894">
            <text:p>−31.99</text:p>
          </table:table-cell>
          <table:table-cell table:style-name="ACE-3" office:value-type="float" office:value="0.65939999999999999">
            <text:p>0.66</text:p>
          </table:table-cell>
          <table:table-cell table:style-name="ACE-3" office:value-type="float" office:value="0.65939999999999999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471699999999998">
            <text:p>−34.47</text:p>
          </table:table-cell>
          <table:table-cell table:style-name="ACE-3" office:value-type="float" office:value="0.66169999999999995">
            <text:p>0.66</text:p>
          </table:table-cell>
          <table:table-cell table:style-name="ACE-3" office:value-type="float" office:value="0.661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942300000000003">
            <text:p>−34.94</text:p>
          </table:table-cell>
          <table:table-cell table:style-name="ACE-3" office:value-type="float" office:value="0.6623">
            <text:p>0.66</text:p>
          </table:table-cell>
          <table:table-cell table:style-name="ACE-3" office:value-type="float" office:value="0.662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6.183799999999998">
            <text:p>−36.18</text:p>
          </table:table-cell>
          <table:table-cell table:style-name="ACE-3" office:value-type="float" office:value="0.66379999999999995">
            <text:p>0.66</text:p>
          </table:table-cell>
          <table:table-cell table:style-name="ACE-3" office:value-type="float" office:value="0.6637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45700000000002">
            <text:p>−37.45</text:p>
          </table:table-cell>
          <table:table-cell table:style-name="ACE-3" office:value-type="float" office:value="0.66569999999999996">
            <text:p>0.67</text:p>
          </table:table-cell>
          <table:table-cell table:style-name="ACE-3" office:value-type="float" office:value="0.665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8.7378">
            <text:p>−38.74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138500000000001">
            <text:p>−39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2.4689">
            <text:p>−12.47</text:p>
          </table:table-cell>
          <table:table-cell table:style-name="ACE-3" office:value-type="float" office:value="0.65890000000000004">
            <text:p>0.66</text:p>
          </table:table-cell>
          <table:table-cell table:style-name="ACE-3" office:value-type="float" office:value="0.658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6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8900000000001">
            <text:p>−26.83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7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008099999999999">
            <text:p>−16.01</text:p>
          </table:table-cell>
          <table:table-cell table:style-name="ACE-3" office:value-type="float" office:value="0.7681">
            <text:p>0.77</text:p>
          </table:table-cell>
          <table:table-cell table:style-name="ACE-3" office:value-type="float" office:value="0.7681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45">
            <text:p>7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828700000000001">
            <text:p>−30.83</text:p>
          </table:table-cell>
          <table:table-cell table:style-name="ACE-3" office:value-type="float" office:value="0.65869999999999995">
            <text:p>0.66</text:p>
          </table:table-cell>
          <table:table-cell table:style-name="ACE-3" office:value-type="float" office:value="0.658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6892">
            <text:p>−31.69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870100000000001">
            <text:p>−32.87</text:p>
          </table:table-cell>
          <table:table-cell table:style-name="ACE-3" office:value-type="float" office:value="0.66010000000000002">
            <text:p>0.66</text:p>
          </table:table-cell>
          <table:table-cell table:style-name="ACE-3" office:value-type="float" office:value="0.66010000000000002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90999999999997">
            <text:p>−33.79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342700000000001">
            <text:p>−35.34</text:p>
          </table:table-cell>
          <table:table-cell table:style-name="ACE-3" office:value-type="float" office:value="0.66269999999999996">
            <text:p>0.66</text:p>
          </table:table-cell>
          <table:table-cell table:style-name="ACE-3" office:value-type="float" office:value="0.66269999999999996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3.206899999999997">
            <text:p>−43.21</text:p>
          </table:table-cell>
          <table:table-cell table:style-name="ACE-3" office:value-type="float" office:value="0.67689999999999995">
            <text:p>0.68</text:p>
          </table:table-cell>
          <table:table-cell table:style-name="ACE-3" office:value-type="float" office:value="0.676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209400000000002">
            <text:p>−44.21</text:p>
          </table:table-cell>
          <table:table-cell table:style-name="ACE-3" office:value-type="float" office:value="0.6794">
            <text:p>0.68</text:p>
          </table:table-cell>
          <table:table-cell table:style-name="ACE-3" office:value-type="float" office:value="0.679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3598">
            <text:p>−44.36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6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670">
            <text:p>9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89999999999999">
            <text:p>−23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55">
            <text:p>85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57800000000002">
            <text:p>−24.1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1.543199999999999">
            <text:p>−41.54</text:p>
          </table:table-cell>
          <table:table-cell table:style-name="ACE-3" office:value-type="float" office:value="0.67320000000000002">
            <text:p>0.67</text:p>
          </table:table-cell>
          <table:table-cell table:style-name="ACE-3" office:value-type="float" office:value="0.673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4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721900000000002">
            <text:p>−29.72</text:p>
          </table:table-cell>
          <table:table-cell table:style-name="ACE-3" office:value-type="float" office:value="0.68189999999999995">
            <text:p>0.68</text:p>
          </table:table-cell>
          <table:table-cell table:style-name="ACE-3" office:value-type="float" office:value="0.681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5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289999999999999">
            <text:p>−30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884699999999999">
            <text:p>−31.88</text:p>
          </table:table-cell>
          <table:table-cell table:style-name="ACE-3" office:value-type="float" office:value="0.68469999999999998">
            <text:p>0.68</text:p>
          </table:table-cell>
          <table:table-cell table:style-name="ACE-3" office:value-type="float" office:value="0.6846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57">
            <text:p>−33.57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9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9999999999999">
            <text:p>−22.72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0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28499999999998">
            <text:p>−25.83</text:p>
          </table:table-cell>
          <table:table-cell table:style-name="ACE-3" office:value-type="float" office:value="0.67849999999999999">
            <text:p>0.68</text:p>
          </table:table-cell>
          <table:table-cell table:style-name="ACE-3" office:value-type="float" office:value="0.67849999999999999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1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89800000000002">
            <text:p>−27.69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309">
            <text:p>−28.83</text:p>
          </table:table-cell>
          <table:table-cell table:style-name="ACE-3" office:value-type="float" office:value="0.68089999999999995">
            <text:p>0.68</text:p>
          </table:table-cell>
          <table:table-cell table:style-name="ACE-3" office:value-type="float" office:value="0.680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554200000000002">
            <text:p>−31.55</text:p>
          </table:table-cell>
          <table:table-cell table:style-name="ACE-3" office:value-type="float" office:value="0.68420000000000003">
            <text:p>0.68</text:p>
          </table:table-cell>
          <table:table-cell table:style-name="ACE-3" office:value-type="float" office:value="0.68420000000000003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9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487200000000001">
            <text:p>−33.49</text:p>
          </table:table-cell>
          <table:table-cell table:style-name="ACE-3" office:value-type="float" office:value="0.68720000000000003">
            <text:p>0.69</text:p>
          </table:table-cell>
          <table:table-cell table:style-name="ACE-3" office:value-type="float" office:value="0.68720000000000003">
            <text:p>0.69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3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258400000000002">
            <text:p>−16.26</text:p>
          </table:table-cell>
          <table:table-cell table:style-name="ACE-3" office:value-type="float" office:value="0.76839999999999997">
            <text:p>0.77</text:p>
          </table:table-cell>
          <table:table-cell table:style-name="ACE-3" office:value-type="float" office:value="0.76839999999999997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10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0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